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5.092cm"/>
    </style:style>
    <style:style style:name="co3" style:family="table-column">
      <style:table-column-properties fo:break-before="auto" style:column-width="0.572cm"/>
    </style:style>
    <style:style style:name="co4" style:family="table-column">
      <style:table-column-properties fo:break-before="auto" style:column-width="0.716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fi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configFil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table:number-columns-repeated="4"/>
          <table:table-cell office:value-type="string" calcext:value-type="string">
            <text:p>save</text:p>
          </table:table-cell>
          <table:table-cell office:value-type="string" calcext:value-type="string">
            <text:p>load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modEnabled</text:p>
          </table:table-cell>
          <table:table-cell/>
          <table:table-cell table:formula="of:=T(IF([.A5]=&quot;bool&quot;; &quot;Int&quot;; PROPER([.A5])))" office:value-type="string" office:string-value="Int" calcext:value-type="string">
            <text:p>Int</text:p>
          </table:table-cell>
          <table:table-cell table:formula="of:=T(IF([.A5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5]&lt;&gt;&quot;&quot;; &quot;JsonUtil.Set&quot; &amp; [.D5] &amp; &quot;Value(&quot; &amp; [.$B$1] &amp; &quot;, &quot;&quot;&quot; &amp; [.B5] &amp; &quot;&quot;&quot;, &quot; &amp; [.B5] &amp; [.E5] &amp; &quot;)&quot;; &quot;&quot;)" office:value-type="string" office:string-value="JsonUtil.SetIntValue(configFile, &quot;modEnabled&quot;, modEnabled as int)" calcext:value-type="string">
            <text:p>JsonUtil.SetIntValue(configFile, "modEnabled", modEnabled as int)</text:p>
          </table:table-cell>
          <table:table-cell table:formula="of:=IF([.A5]&lt;&gt;&quot;&quot;; [.B5] &amp; &quot; = JsonUtil.Get&quot; &amp; [.D5] &amp; &quot;Value(&quot; &amp; [.$B$1] &amp; &quot;, &quot;&quot;&quot; &amp; [.B5] &amp; &quot;&quot;&quot;)&quot;; &quot;&quot;)" office:value-type="string" office:string-value="modEnabled = JsonUtil.GetIntValue(configFile, &quot;modEnabled&quot;)" calcext:value-type="string">
            <text:p>modEnabled = JsonUtil.GetIntValue(configFile, "modEnabled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markerEnabled</text:p>
          </table:table-cell>
          <table:table-cell/>
          <table:table-cell table:formula="of:=T(IF([.A6]=&quot;bool&quot;; &quot;Int&quot;; PROPER([.A6])))" office:value-type="string" office:string-value="Int" calcext:value-type="string">
            <text:p>Int</text:p>
          </table:table-cell>
          <table:table-cell table:formula="of:=T(IF([.A6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6]&lt;&gt;&quot;&quot;; &quot;JsonUtil.Set&quot; &amp; [.D6] &amp; &quot;Value(&quot; &amp; [.$B$1] &amp; &quot;, &quot;&quot;&quot; &amp; [.B6] &amp; &quot;&quot;&quot;, &quot; &amp; [.B6] &amp; [.E6] &amp; &quot;)&quot;; &quot;&quot;)" office:value-type="string" office:string-value="JsonUtil.SetIntValue(configFile, &quot;markerEnabled&quot;, markerEnabled as int)" calcext:value-type="string">
            <text:p>JsonUtil.SetIntValue(configFile, "markerEnabled", markerEnabled as int)</text:p>
          </table:table-cell>
          <table:table-cell table:formula="of:=IF([.A6]&lt;&gt;&quot;&quot;; [.B6] &amp; &quot; = JsonUtil.Get&quot; &amp; [.D6] &amp; &quot;Value(&quot; &amp; [.$B$1] &amp; &quot;, &quot;&quot;&quot; &amp; [.B6] &amp; &quot;&quot;&quot;)&quot;; &quot;&quot;)" office:value-type="string" office:string-value="markerEnabled = JsonUtil.GetIntValue(configFile, &quot;markerEnabled&quot;)" calcext:value-type="string">
            <text:p>markerEnabled = JsonUtil.GetIntValue(configFile, "markerEnabled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debugLogFlag</text:p>
          </table:table-cell>
          <table:table-cell/>
          <table:table-cell table:formula="of:=T(IF([.A7]=&quot;bool&quot;; &quot;Int&quot;; PROPER([.A7])))" office:value-type="string" office:string-value="Int" calcext:value-type="string">
            <text:p>Int</text:p>
          </table:table-cell>
          <table:table-cell table:formula="of:=T(IF([.A7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7]&lt;&gt;&quot;&quot;; &quot;JsonUtil.Set&quot; &amp; [.D7] &amp; &quot;Value(&quot; &amp; [.$B$1] &amp; &quot;, &quot;&quot;&quot; &amp; [.B7] &amp; &quot;&quot;&quot;, &quot; &amp; [.B7] &amp; [.E7] &amp; &quot;)&quot;; &quot;&quot;)" office:value-type="string" office:string-value="JsonUtil.SetIntValue(configFile, &quot;debugLogFlag&quot;, debugLogFlag as int)" calcext:value-type="string">
            <text:p>JsonUtil.SetIntValue(configFile, "debugLogFlag", debugLogFlag as int)</text:p>
          </table:table-cell>
          <table:table-cell table:formula="of:=IF([.A7]&lt;&gt;&quot;&quot;; [.B7] &amp; &quot; = JsonUtil.Get&quot; &amp; [.D7] &amp; &quot;Value(&quot; &amp; [.$B$1] &amp; &quot;, &quot;&quot;&quot; &amp; [.B7] &amp; &quot;&quot;&quot;)&quot;; &quot;&quot;)" office:value-type="string" office:string-value="debugLogFlag = JsonUtil.GetIntValue(configFile, &quot;debugLogFlag&quot;)" calcext:value-type="string">
            <text:p>debugLogFlag = JsonUtil.GetIntValue(configFile, "debugLogFlag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updatePeriod</text:p>
          </table:table-cell>
          <table:table-cell/>
          <table:table-cell table:formula="of:=T(IF([.A8]=&quot;bool&quot;; &quot;Int&quot;; PROPER([.A8])))" office:value-type="string" office:string-value="Int" calcext:value-type="string">
            <text:p>Int</text:p>
          </table:table-cell>
          <table:table-cell table:formula="of:=T(IF([.A8]=&quot;bool&quot;;&quot; as int&quot;;&quot;&quot;))">
            <text:p/>
          </table:table-cell>
          <table:table-cell/>
          <table:table-cell table:formula="of:=IF([.A8]&lt;&gt;&quot;&quot;; &quot;JsonUtil.Set&quot; &amp; [.D8] &amp; &quot;Value(&quot; &amp; [.$B$1] &amp; &quot;, &quot;&quot;&quot; &amp; [.B8] &amp; &quot;&quot;&quot;, &quot; &amp; [.B8] &amp; [.E8] &amp; &quot;)&quot;; &quot;&quot;)" office:value-type="string" office:string-value="JsonUtil.SetIntValue(configFile, &quot;updatePeriod&quot;, updatePeriod)" calcext:value-type="string">
            <text:p>JsonUtil.SetIntValue(configFile, "updatePeriod", updatePeriod)</text:p>
          </table:table-cell>
          <table:table-cell table:formula="of:=IF([.A8]&lt;&gt;&quot;&quot;; [.B8] &amp; &quot; = JsonUtil.Get&quot; &amp; [.D8] &amp; &quot;Value(&quot; &amp; [.$B$1] &amp; &quot;, &quot;&quot;&quot; &amp; [.B8] &amp; &quot;&quot;&quot;)&quot;; &quot;&quot;)" office:value-type="string" office:string-value="updatePeriod = JsonUtil.GetIntValue(configFile, &quot;updatePeriod&quot;)" calcext:value-type="string">
            <text:p>updatePeriod = JsonUtil.GetIntValue(configFile, "updatePeriod")</text:p>
          </table:table-cell>
        </table:table-row>
        <table:table-row table:style-name="ro1">
          <table:table-cell table:number-columns-repeated="3"/>
          <table:table-cell table:formula="of:=T(IF([.A9]=&quot;bool&quot;; &quot;Int&quot;; PROPER([.A9])))">
            <text:p/>
          </table:table-cell>
          <table:table-cell table:formula="of:=T(IF([.A9]=&quot;bool&quot;;&quot; as int&quot;;&quot;&quot;))">
            <text:p/>
          </table:table-cell>
          <table:table-cell/>
          <table:table-cell table:formula="of:=IF([.A9]&lt;&gt;&quot;&quot;; &quot;JsonUtil.Set&quot; &amp; [.D9] &amp; &quot;Value(&quot; &amp; [.$B$1] &amp; &quot;, &quot;&quot;&quot; &amp; [.B9] &amp; &quot;&quot;&quot;, &quot; &amp; [.B9] &amp; [.E9] &amp; &quot;)&quot;; &quot;&quot;)">
            <text:p/>
          </table:table-cell>
          <table:table-cell table:formula="of:=IF([.A9]&lt;&gt;&quot;&quot;; [.B9] &amp; &quot; = JsonUtil.Get&quot; &amp; [.D9] &amp; &quot;Value(&quot; &amp; [.$B$1] &amp; &quot;, &quot;&quot;&quot; &amp; [.B9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EndlessRape</text:p>
          </table:table-cell>
          <table:table-cell/>
          <table:table-cell table:formula="of:=T(IF([.A10]=&quot;bool&quot;; &quot;Int&quot;; PROPER([.A10])))" office:value-type="string" office:string-value="Int" calcext:value-type="string">
            <text:p>Int</text:p>
          </table:table-cell>
          <table:table-cell table:formula="of:=T(IF([.A10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10]&lt;&gt;&quot;&quot;; &quot;JsonUtil.Set&quot; &amp; [.D10] &amp; &quot;Value(&quot; &amp; [.$B$1] &amp; &quot;, &quot;&quot;&quot; &amp; [.B10] &amp; &quot;&quot;&quot;, &quot; &amp; [.B10] &amp; [.E10] &amp; &quot;)&quot;; &quot;&quot;)" office:value-type="string" office:string-value="JsonUtil.SetIntValue(configFile, &quot;enableEndlessRape&quot;, enableEndlessRape as int)" calcext:value-type="string">
            <text:p>JsonUtil.SetIntValue(configFile, "enableEndlessRape", enableEndlessRape as int)</text:p>
          </table:table-cell>
          <table:table-cell table:formula="of:=IF([.A10]&lt;&gt;&quot;&quot;; [.B10] &amp; &quot; = JsonUtil.Get&quot; &amp; [.D10] &amp; &quot;Value(&quot; &amp; [.$B$1] &amp; &quot;, &quot;&quot;&quot; &amp; [.B10] &amp; &quot;&quot;&quot;)&quot;; &quot;&quot;)" office:value-type="string" office:string-value="enableEndlessRape = JsonUtil.GetIntValue(configFile, &quot;enableEndlessRape&quot;)" calcext:value-type="string">
            <text:p>enableEndlessRape = JsonUtil.GetIntValue(configFile, "enableEndlessRape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peChance</text:p>
          </table:table-cell>
          <table:table-cell/>
          <table:table-cell table:formula="of:=T(IF([.A11]=&quot;bool&quot;; &quot;Int&quot;; PROPER([.A11])))" office:value-type="string" office:string-value="Int" calcext:value-type="string">
            <text:p>Int</text:p>
          </table:table-cell>
          <table:table-cell table:formula="of:=T(IF([.A11]=&quot;bool&quot;;&quot; as int&quot;;&quot;&quot;))">
            <text:p/>
          </table:table-cell>
          <table:table-cell/>
          <table:table-cell table:formula="of:=IF([.A11]&lt;&gt;&quot;&quot;; &quot;JsonUtil.Set&quot; &amp; [.D11] &amp; &quot;Value(&quot; &amp; [.$B$1] &amp; &quot;, &quot;&quot;&quot; &amp; [.B11] &amp; &quot;&quot;&quot;, &quot; &amp; [.B11] &amp; [.E11] &amp; &quot;)&quot;; &quot;&quot;)" office:value-type="string" office:string-value="JsonUtil.SetIntValue(configFile, &quot;rapeChance&quot;, rapeChance)" calcext:value-type="string">
            <text:p>JsonUtil.SetIntValue(configFile, "rapeChance", rapeChance)</text:p>
          </table:table-cell>
          <table:table-cell table:formula="of:=IF([.A11]&lt;&gt;&quot;&quot;; [.B11] &amp; &quot; = JsonUtil.Get&quot; &amp; [.D11] &amp; &quot;Value(&quot; &amp; [.$B$1] &amp; &quot;, &quot;&quot;&quot; &amp; [.B11] &amp; &quot;&quot;&quot;)&quot;; &quot;&quot;)" office:value-type="string" office:string-value="rapeChance = JsonUtil.GetIntValue(configFile, &quot;rapeChance&quot;)" calcext:value-type="string">
            <text:p>rapeChance = JsonUtil.GetIntValue(configFile, "rapeChance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healthLimit</text:p>
          </table:table-cell>
          <table:table-cell/>
          <table:table-cell table:formula="of:=T(IF([.A12]=&quot;bool&quot;; &quot;Int&quot;; PROPER([.A12])))" office:value-type="string" office:string-value="Int" calcext:value-type="string">
            <text:p>Int</text:p>
          </table:table-cell>
          <table:table-cell table:formula="of:=T(IF([.A12]=&quot;bool&quot;;&quot; as int&quot;;&quot;&quot;))">
            <text:p/>
          </table:table-cell>
          <table:table-cell/>
          <table:table-cell table:formula="of:=IF([.A12]&lt;&gt;&quot;&quot;; &quot;JsonUtil.Set&quot; &amp; [.D12] &amp; &quot;Value(&quot; &amp; [.$B$1] &amp; &quot;, &quot;&quot;&quot; &amp; [.B12] &amp; &quot;&quot;&quot;, &quot; &amp; [.B12] &amp; [.E12] &amp; &quot;)&quot;; &quot;&quot;)" office:value-type="string" office:string-value="JsonUtil.SetIntValue(configFile, &quot;healthLimit&quot;, healthLimit)" calcext:value-type="string">
            <text:p>JsonUtil.SetIntValue(configFile, "healthLimit", healthLimit)</text:p>
          </table:table-cell>
          <table:table-cell table:formula="of:=IF([.A12]&lt;&gt;&quot;&quot;; [.B12] &amp; &quot; = JsonUtil.Get&quot; &amp; [.D12] &amp; &quot;Value(&quot; &amp; [.$B$1] &amp; &quot;, &quot;&quot;&quot; &amp; [.B12] &amp; &quot;&quot;&quot;)&quot;; &quot;&quot;)" office:value-type="string" office:string-value="healthLimit = JsonUtil.GetIntValue(configFile, &quot;healthLimit&quot;)" calcext:value-type="string">
            <text:p>healthLimit = JsonUtil.GetIntValue(configFile, "healthLimit")</text:p>
          </table:table-cell>
        </table:table-row>
        <table:table-row table:style-name="ro1">
          <table:table-cell table:number-columns-repeated="3"/>
          <table:table-cell table:formula="of:=T(IF([.A13]=&quot;bool&quot;; &quot;Int&quot;; PROPER([.A13])))">
            <text:p/>
          </table:table-cell>
          <table:table-cell table:formula="of:=T(IF([.A13]=&quot;bool&quot;;&quot; as int&quot;;&quot;&quot;))">
            <text:p/>
          </table:table-cell>
          <table:table-cell/>
          <table:table-cell table:formula="of:=IF([.A13]&lt;&gt;&quot;&quot;; &quot;JsonUtil.Set&quot; &amp; [.D13] &amp; &quot;Value(&quot; &amp; [.$B$1] &amp; &quot;, &quot;&quot;&quot; &amp; [.B13] &amp; &quot;&quot;&quot;, &quot; &amp; [.B13] &amp; [.E13] &amp; &quot;)&quot;; &quot;&quot;)">
            <text:p/>
          </table:table-cell>
          <table:table-cell table:formula="of:=IF([.A13]&lt;&gt;&quot;&quot;; [.B13] &amp; &quot; = JsonUtil.Get&quot; &amp; [.D13] &amp; &quot;Value(&quot; &amp; [.$B$1] &amp; &quot;, &quot;&quot;&quot; &amp; [.B13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rapeChanceFollower</text:p>
          </table:table-cell>
          <table:table-cell/>
          <table:table-cell table:formula="of:=T(IF([.A14]=&quot;bool&quot;; &quot;Int&quot;; PROPER([.A14])))" office:value-type="string" office:string-value="Int" calcext:value-type="string">
            <text:p>Int</text:p>
          </table:table-cell>
          <table:table-cell table:formula="of:=T(IF([.A14]=&quot;bool&quot;;&quot; as int&quot;;&quot;&quot;))">
            <text:p/>
          </table:table-cell>
          <table:table-cell/>
          <table:table-cell table:formula="of:=IF([.A14]&lt;&gt;&quot;&quot;; &quot;JsonUtil.Set&quot; &amp; [.D14] &amp; &quot;Value(&quot; &amp; [.$B$1] &amp; &quot;, &quot;&quot;&quot; &amp; [.B14] &amp; &quot;&quot;&quot;, &quot; &amp; [.B14] &amp; [.E14] &amp; &quot;)&quot;; &quot;&quot;)" office:value-type="string" office:string-value="JsonUtil.SetIntValue(configFile, &quot;rapeChanceFollower&quot;, rapeChanceFollower)" calcext:value-type="string">
            <text:p>JsonUtil.SetIntValue(configFile, "rapeChanceFollower", rapeChanceFollower)</text:p>
          </table:table-cell>
          <table:table-cell table:formula="of:=IF([.A14]&lt;&gt;&quot;&quot;; [.B14] &amp; &quot; = JsonUtil.Get&quot; &amp; [.D14] &amp; &quot;Value(&quot; &amp; [.$B$1] &amp; &quot;, &quot;&quot;&quot; &amp; [.B14] &amp; &quot;&quot;&quot;)&quot;; &quot;&quot;)" office:value-type="string" office:string-value="rapeChanceFollower = JsonUtil.GetIntValue(configFile, &quot;rapeChanceFollower&quot;)" calcext:value-type="string">
            <text:p>rapeChanceFollower = JsonUtil.GetIntValue(configFile, "rapeChanceFollower")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healthLimitFollower</text:p>
          </table:table-cell>
          <table:table-cell/>
          <table:table-cell table:formula="of:=T(IF([.A15]=&quot;bool&quot;; &quot;Int&quot;; PROPER([.A15])))" office:value-type="string" office:string-value="Int" calcext:value-type="string">
            <text:p>Int</text:p>
          </table:table-cell>
          <table:table-cell table:formula="of:=T(IF([.A15]=&quot;bool&quot;;&quot; as int&quot;;&quot;&quot;))">
            <text:p/>
          </table:table-cell>
          <table:table-cell/>
          <table:table-cell table:formula="of:=IF([.A15]&lt;&gt;&quot;&quot;; &quot;JsonUtil.Set&quot; &amp; [.D15] &amp; &quot;Value(&quot; &amp; [.$B$1] &amp; &quot;, &quot;&quot;&quot; &amp; [.B15] &amp; &quot;&quot;&quot;, &quot; &amp; [.B15] &amp; [.E15] &amp; &quot;)&quot;; &quot;&quot;)" office:value-type="string" office:string-value="JsonUtil.SetIntValue(configFile, &quot;healthLimitFollower&quot;, healthLimitFollower)" calcext:value-type="string">
            <text:p>JsonUtil.SetIntValue(configFile, "healthLimitFollower", healthLimitFollower)</text:p>
          </table:table-cell>
          <table:table-cell table:formula="of:=IF([.A15]&lt;&gt;&quot;&quot;; [.B15] &amp; &quot; = JsonUtil.Get&quot; &amp; [.D15] &amp; &quot;Value(&quot; &amp; [.$B$1] &amp; &quot;, &quot;&quot;&quot; &amp; [.B15] &amp; &quot;&quot;&quot;)&quot;; &quot;&quot;)" office:value-type="string" office:string-value="healthLimitFollower = JsonUtil.GetIntValue(configFile, &quot;healthLimitFollower&quot;)" calcext:value-type="string">
            <text:p>healthLimitFollower = JsonUtil.GetIntValue(configFile, "healthLimitFollower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linkArousal</text:p>
          </table:table-cell>
          <table:table-cell/>
          <table:table-cell table:formula="of:=T(IF([.A16]=&quot;bool&quot;; &quot;Int&quot;; PROPER([.A16])))" office:value-type="string" office:string-value="Int" calcext:value-type="string">
            <text:p>Int</text:p>
          </table:table-cell>
          <table:table-cell table:formula="of:=T(IF([.A16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16]&lt;&gt;&quot;&quot;; &quot;JsonUtil.Set&quot; &amp; [.D16] &amp; &quot;Value(&quot; &amp; [.$B$1] &amp; &quot;, &quot;&quot;&quot; &amp; [.B16] &amp; &quot;&quot;&quot;, &quot; &amp; [.B16] &amp; [.E16] &amp; &quot;)&quot;; &quot;&quot;)" office:value-type="string" office:string-value="JsonUtil.SetIntValue(configFile, &quot;linkArousal&quot;, linkArousal as int)" calcext:value-type="string">
            <text:p>JsonUtil.SetIntValue(configFile, "linkArousal", linkArousal as int)</text:p>
          </table:table-cell>
          <table:table-cell table:formula="of:=IF([.A16]&lt;&gt;&quot;&quot;; [.B16] &amp; &quot; = JsonUtil.Get&quot; &amp; [.D16] &amp; &quot;Value(&quot; &amp; [.$B$1] &amp; &quot;, &quot;&quot;&quot; &amp; [.B16] &amp; &quot;&quot;&quot;)&quot;; &quot;&quot;)" office:value-type="string" office:string-value="linkArousal = JsonUtil.GetIntValue(configFile, &quot;linkArousal&quot;)" calcext:value-type="string">
            <text:p>linkArousal = JsonUtil.GetIntValue(configFile, "linkArousal")</text:p>
          </table:table-cell>
        </table:table-row>
        <table:table-row table:style-name="ro1">
          <table:table-cell table:number-columns-repeated="3"/>
          <table:table-cell table:formula="of:=T(IF([.A17]=&quot;bool&quot;; &quot;Int&quot;; PROPER([.A17])))">
            <text:p/>
          </table:table-cell>
          <table:table-cell table:formula="of:=T(IF([.A17]=&quot;bool&quot;;&quot; as int&quot;;&quot;&quot;))">
            <text:p/>
          </table:table-cell>
          <table:table-cell/>
          <table:table-cell table:formula="of:=IF([.A17]&lt;&gt;&quot;&quot;; &quot;JsonUtil.Set&quot; &amp; [.D17] &amp; &quot;Value(&quot; &amp; [.$B$1] &amp; &quot;, &quot;&quot;&quot; &amp; [.B17] &amp; &quot;&quot;&quot;, &quot; &amp; [.B17] &amp; [.E17] &amp; &quot;)&quot;; &quot;&quot;)">
            <text:p/>
          </table:table-cell>
          <table:table-cell table:formula="of:=IF([.A17]&lt;&gt;&quot;&quot;; [.B17] &amp; &quot; = JsonUtil.Get&quot; &amp; [.D17] &amp; &quot;Value(&quot; &amp; [.$B$1] &amp; &quot;, &quot;&quot;&quot; &amp; [.B17] &amp; &quot;&quot;&quot;)&quot;; &quot;&quot;)">
            <text:p/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matchedSex</text:p>
          </table:table-cell>
          <table:table-cell/>
          <table:table-cell table:formula="of:=T(IF([.A18]=&quot;bool&quot;; &quot;Int&quot;; PROPER([.A18])))" office:value-type="string" office:string-value="Int" calcext:value-type="string">
            <text:p>Int</text:p>
          </table:table-cell>
          <table:table-cell table:formula="of:=T(IF([.A18]=&quot;bool&quot;;&quot; as int&quot;;&quot;&quot;))">
            <text:p/>
          </table:table-cell>
          <table:table-cell/>
          <table:table-cell table:formula="of:=IF([.A18]&lt;&gt;&quot;&quot;; &quot;JsonUtil.Set&quot; &amp; [.D18] &amp; &quot;Value(&quot; &amp; [.$B$1] &amp; &quot;, &quot;&quot;&quot; &amp; [.B18] &amp; &quot;&quot;&quot;, &quot; &amp; [.B18] &amp; [.E18] &amp; &quot;)&quot;; &quot;&quot;)" office:value-type="string" office:string-value="JsonUtil.SetIntValue(configFile, &quot;matchedSex&quot;, matchedSex)" calcext:value-type="string">
            <text:p>JsonUtil.SetIntValue(configFile, "matchedSex", matchedSex)</text:p>
          </table:table-cell>
          <table:table-cell table:formula="of:=IF([.A18]&lt;&gt;&quot;&quot;; [.B18] &amp; &quot; = JsonUtil.Get&quot; &amp; [.D18] &amp; &quot;Value(&quot; &amp; [.$B$1] &amp; &quot;, &quot;&quot;&quot; &amp; [.B18] &amp; &quot;&quot;&quot;)&quot;; &quot;&quot;)" office:value-type="string" office:string-value="matchedSex = JsonUtil.GetIntValue(configFile, &quot;matchedSex&quot;)" calcext:value-type="string">
            <text:p>matchedSex = JsonUtil.GetIntValue(configFile, "matchedSex")</text:p>
          </table:table-cell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nableDrippingWASupport</text:p>
          </table:table-cell>
          <table:table-cell/>
          <table:table-cell table:formula="of:=T(IF([.A19]=&quot;bool&quot;; &quot;Int&quot;; PROPER([.A19])))" office:value-type="string" office:string-value="Int" calcext:value-type="string">
            <text:p>Int</text:p>
          </table:table-cell>
          <table:table-cell table:formula="of:=T(IF([.A19]=&quot;bool&quot;;&quot; as int&quot;;&quot;&quot;))" office:value-type="string" office:string-value=" as int" calcext:value-type="string">
            <text:p><text:s/>as int</text:p>
          </table:table-cell>
          <table:table-cell/>
          <table:table-cell table:formula="of:=IF([.A19]&lt;&gt;&quot;&quot;; &quot;JsonUtil.Set&quot; &amp; [.D19] &amp; &quot;Value(&quot; &amp; [.$B$1] &amp; &quot;, &quot;&quot;&quot; &amp; [.B19] &amp; &quot;&quot;&quot;, &quot; &amp; [.B19] &amp; [.E19] &amp; &quot;)&quot;; &quot;&quot;)" office:value-type="string" office:string-value="JsonUtil.SetIntValue(configFile, &quot;enableDrippingWASupport&quot;, enableDrippingWASupport as int)" calcext:value-type="string">
            <text:p>JsonUtil.SetIntValue(configFile, "enableDrippingWASupport", enableDrippingWASupport as int)</text:p>
          </table:table-cell>
          <table:table-cell table:formula="of:=IF([.A19]&lt;&gt;&quot;&quot;; [.B19] &amp; &quot; = JsonUtil.Get&quot; &amp; [.D19] &amp; &quot;Value(&quot; &amp; [.$B$1] &amp; &quot;, &quot;&quot;&quot; &amp; [.B19] &amp; &quot;&quot;&quot;)&quot;; &quot;&quot;)" office:value-type="string" office:string-value="enableDrippingWASupport = JsonUtil.GetIntValue(configFile, &quot;enableDrippingWASupport&quot;)" calcext:value-type="string">
            <text:p>enableDrippingWASupport = JsonUtil.GetIntValue(configFile, "enableDrippingWASupport"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2">0000/00/00</text:date>, <text:time style:data-style-name="N2" text:time-value="23:39:36.839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6-22T23:56:44.161000000</dc:date>
    <meta:editing-duration>PT15M7S</meta:editing-duration>
    <meta:editing-cycles>2</meta:editing-cycles>
    <meta:generator>LibreOffice/6.3.5.2$Windows_X86_64 LibreOffice_project/dd0751754f11728f69b42ee2af66670068624673</meta:generator>
    <meta:document-statistic meta:table-count="1" meta:cell-count="89" meta:object-count="0"/>
  </office:meta>
</office:document-meta>
</file>